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86cm"/>
    </style:style>
    <style:style style:name="co2" style:family="table-column">
      <style:table-column-properties fo:break-before="auto" style:column-width="6.244cm"/>
    </style:style>
    <style:style style:name="co3" style:family="table-column">
      <style:table-column-properties fo:break-before="auto" style:column-width="2.034cm"/>
    </style:style>
    <style:style style:name="co4" style:family="table-column">
      <style:table-column-properties fo:break-before="auto" style:column-width="2.274cm"/>
    </style:style>
    <style:style style:name="co5" style:family="table-column">
      <style:table-column-properties fo:break-before="auto" style:column-width="2.26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style:font-name="Arial" style:font-name-asian="SimSun" style:font-name-complex="Lucida Sans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SimSun" style:font-name-complex="Lucida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omponent types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PCBA</text:p>
          </table:table-cell>
          <table:table-cell table:style-name="ce1" office:value-type="string">
            <text:p>RC number</text:p>
          </table:table-cell>
          <table:table-cell table:style-name="ce1" office:value-type="string">
            <text:p>Link</text:p>
          </table:table-cell>
        </table:table-row>
        <table:table-row table:style-name="ro1">
          <table:table-cell/>
          <table:table-cell table:style-name="ce1" table:number-columns-repeated="5"/>
        </table:table-row>
        <table:table-row table:style-name="ro1">
          <table:table-cell/>
          <table:table-cell table:style-name="ce1" office:value-type="string">
            <text:p>PCB-SENNHEISER_CHARGER_readout</text:p>
          </table:table-cell>
          <table:table-cell table:style-name="ce1" table:number-columns-repeated="4"/>
        </table:table-row>
        <table:table-row table:style-name="ro1">
          <table:table-cell office:value-type="string">
            <text:p>Photo resistors</text:p>
          </table:table-cell>
          <table:table-cell office:value-type="string">
            <text:p>JP 1, JP 2, JP3, JP4</text:p>
          </table:table-cell>
          <table:table-cell office:value-type="string">
            <text:p>EG&amp;G LDR VT935G</text:p>
          </table:table-cell>
          <table:table-cell office:value-type="string">
            <text:p>30 in stock</text:p>
          </table:table-cell>
          <table:table-cell table:style-name="ce3" office:value-type="string">
            <text:p>455-8036</text:p>
          </table:table-cell>
          <table:table-cell office:value-type="string">
            <text:p><text:a xlink:href="http://dk.rs-online.com/web/p/ldr-light-dependent-resistors/4558036/?searchTerm=455-8036&amp;relevancy-data=636F3D3126696E3D4931384E525353746F636B4E756D6265724D504E266C753D656E266D6D3D6D61746368616C6C26706D3D5E5C647B337D5B5C732D2F255C2E2C5D5C647B332C347D2426706F3D313426736E3D592673743D52535F53544F434B5F4E554D424552267573743D3435352D383033362677633D4E4F4E4526">http://dk.rs-online.com/web/p/ldr-light-dependent-resistors/4558036/?searchTerm=455-8036&amp;relevancy-data=636F3D3126696E3D4931384E525353746F636B4E756D6265724D504E266C753D656E266D6D3D6D61746368616C6C26706D3D5E5C647B337D5B5C732D2F255C2E2C5D5C647B332C347D2426706F3D313426736E3D592673743D52535F53544F434B5F4E554D424552267573743D3435352D383033362677633D4E4F4E4526</text:a></text:p>
          </table:table-cell>
        </table:table-row>
        <table:table-row table:style-name="ro1">
          <table:table-cell office:value-type="string">
            <text:p>Resistors</text:p>
          </table:table-cell>
          <table:table-cell office:value-type="string">
            <text:p>R3, R6, R9, R12</text:p>
          </table:table-cell>
          <table:table-cell office:value-type="string">
            <text:p>10k</text:p>
          </table:table-cell>
          <table:table-cell office:value-type="string">
            <text:p>√</text:p>
          </table:table-cell>
          <table:table-cell table:style-name="ce3" office:value-type="string">
            <text:p>740-8899</text:p>
          </table:table-cell>
          <table:table-cell office:value-type="string">
            <text:p><text:a xlink:href="http://dk.rs-online.com/web/p/keramiske-flerlags-kondensatorer/7236017/?searchTerm=723-6017&amp;relevancy-data=636F3D3126696E3D4931384E525353746F636B4E756D6265724D504E266C753D656E266D6D3D6D61746368616C6C26706D3D5E5C647B337D5B5C732D2F255C2E2C5D5C647B332C347D2426706F3D313426736E3D592673743D52535F53544F434B5F4E554D424552267573743D3732332D363031372677633D4E4F4E4526">http://dk.rs-online.com/web/p/overflademontering-faste-modstande/7408899/?searchTerm=740-8899&amp;relevancy-data=636F3D3126696E3D4931384E525353746F636B4E756D6265724D504E266C753D656E266D6D3D6D61746368616C6C26706D3D5E5C647B337D5B5C732D2F255C2E2C5D5C647B332C347D</text:a></text:p>
          </table:table-cell>
        </table:table-row>
        <table:table-row table:style-name="ro1">
          <table:table-cell/>
          <table:table-cell office:value-type="string">
            <text:p>R1, R4, R7, R10</text:p>
          </table:table-cell>
          <table:table-cell office:value-type="string">
            <text:p>330R</text:p>
          </table:table-cell>
          <table:table-cell office:value-type="string">
            <text:p>√</text:p>
          </table:table-cell>
          <table:table-cell table:style-name="ce3" office:value-type="string">
            <text:p>740-8931</text:p>
          </table:table-cell>
          <table:table-cell table:style-name="ce4" office:value-type="string">
            <text:p><text:a xlink:href="http://dk.rs-online.com/web/p/overflademontering-faste-modstande/7408931/?searchTerm=740-8931&amp;relevancy-data=636F3D3126696E3D4931384E525353746F636B4E756D6265724D504E266C753D656E266D6D3D6D61746368616C6C26706D3D5E5C647B337D5B5C732D2F255C2E2C5D5C647B332C347D2426706F3D313426736E3D592673743D52535F53544F434B5F4E554D424552267573743D3734302D383933312677633D4E4F4E4526">http://dk.rs-online.com/web/p/overflademontering-faste-modstande/7408931/?searchTerm=740-8931&amp;relevancy-data=636F3D3126696E3D4931384E525353746F636B4E756D6265724D504E266C753D656E266D6D3D6D61746368616C6C26706D3D5E5C647B337D5B5C732D2F255C2E2C5D5C647B332C347D</text:a></text:p>
          </table:table-cell>
        </table:table-row>
        <table:table-row table:style-name="ro1">
          <table:table-cell/>
          <table:table-cell office:value-type="string">
            <text:p>R2, R5, R8, R11</text:p>
          </table:table-cell>
          <table:table-cell office:value-type="string">
            <text:p>100k</text:p>
          </table:table-cell>
          <table:table-cell office:value-type="string">
            <text:p>√</text:p>
          </table:table-cell>
          <table:table-cell table:style-name="ce3" office:value-type="string">
            <text:p>?</text:p>
          </table:table-cell>
          <table:table-cell/>
        </table:table-row>
        <table:table-row table:style-name="ro1">
          <table:table-cell table:number-columns-repeated="4"/>
          <table:table-cell table:style-name="ce3"/>
          <table:table-cell/>
        </table:table-row>
        <table:table-row table:style-name="ro1">
          <table:table-cell office:value-type="string">
            <text:p>LEDs</text:p>
          </table:table-cell>
          <table:table-cell office:value-type="string">
            <text:p>U$1, U$4, U$7, U$ 10</text:p>
          </table:table-cell>
          <table:table-cell/>
          <table:table-cell office:value-type="string">
            <text:p>buy!</text:p>
          </table:table-cell>
          <table:table-cell table:style-name="ce3" office:value-type="string">
            <text:p>708-2747</text:p>
          </table:table-cell>
          <table:table-cell office:value-type="string">
            <text:p><text:a xlink:href="http://dk.rs-online.com/web/p/lysdiode-led-med-synligt-lys/7082747/?searchTerm=708-2747&amp;relevancy-data=636F3D3126696E3D4931384E525353746F636B4E756D6265724D504E266C753D656E266D6D3D6D61746368616C6C26706D3D5E5C647B337D5B5C732D2F255C2E2C5D5C647B332C347D2426706F3D313426736E3D592673743D52535F53544F434B5F4E554D424552267573743D3730382D323734372677633D4E4F4E4526">http://dk.rs-online.com/web/p/lysdiode-led-med-synligt-lys/7082747/?searchTerm=708-2747&amp;relevancy-data=636F3D3126696E3D4931384E525353746F636B4E756D6265724D504E266C753D656E266D6D3D6D61746368616C6C26706D3D5E5C647B337D5B5C732D2F255C2E2C5D5C647B332C347D242670</text:a></text:p>
          </table:table-cell>
        </table:table-row>
        <table:table-row table:style-name="ro1">
          <table:table-cell office:value-type="string">
            <text:p>Capacitors</text:p>
          </table:table-cell>
          <table:table-cell office:value-type="string">
            <text:p>C1, C2, C3, C4</text:p>
          </table:table-cell>
          <table:table-cell office:value-type="string">
            <text:p>10uF</text:p>
          </table:table-cell>
          <table:table-cell office:value-type="string">
            <text:p>√</text:p>
          </table:table-cell>
          <table:table-cell table:style-name="ce3" office:value-type="string">
            <text:p>723-6017</text:p>
          </table:table-cell>
          <table:table-cell office:value-type="string">
            <text:p><text:a xlink:href="http://dk.rs-online.com/web/p/keramiske-flerlags-kondensatorer/7236017/?searchTerm=723-6017&amp;relevancy-data=636F3D3126696E3D4931384E525353746F636B4E756D6265724D504E266C753D656E266D6D3D6D61746368616C6C26706D3D5E5C647B337D5B5C732D2F255C2E2C5D5C647B332C347D2426706F3D313426736E3D592673743D52535F53544F434B5F4E554D424552267573743D3732332D363031372677633D4E4F4E4526">http://dk.rs-online.com/web/p/keramiske-flerlags-kondensatorer/7236017/?searchTerm=723-6017&amp;relevancy-data=636F3D3126696E3D4931384E525353746F636B4E756D6265724D504E266C753D656E266D6D3D6D61746368616C6C26706D3D5E5C647B337D5B5C732D2F255C2E2C5D5C647B332C347D24</text:a></text:p>
          </table:table-cell>
        </table:table-row>
        <table:table-row table:style-name="ro1">
          <table:table-cell/>
          <table:table-cell office:value-type="string">
            <text:p>C5</text:p>
          </table:table-cell>
          <table:table-cell office:value-type="string">
            <text:p>100nF</text:p>
          </table:table-cell>
          <table:table-cell office:value-type="string">
            <text:p>√</text:p>
          </table:table-cell>
          <table:table-cell table:style-name="ce3" office:value-type="string">
            <text:p>698-3327</text:p>
          </table:table-cell>
          <table:table-cell office:value-type="string">
            <text:p><text:a xlink:href="http://dk.rs-online.com/web/p/keramiske-flerlags-kondensatorer/6983327/?searchTerm=698-3327&amp;relevancy-data=636F3D3126696E3D4931384E525353746F636B4E756D6265724D504E266C753D656E266D6D3D6D61746368616C6C26706D3D5E5C647B337D5B5C732D2F255C2E2C5D5C647B332C347D2426706F3D313426736E3D592673743D52535F53544F434B5F4E554D424552267573743D3639382D333332372677633D4E4F4E4526">http://dk.rs-online.com/web/p/keramiske-flerlags-kondensatorer/6983327/?searchTerm=698-3327&amp;relevancy-data=636F3D3126696E3D4931384E525353746F636B4E756D6265724D504E266C753D656E266D6D3D6D61746368616C6C26706D3D5E5C647B337D5B5C732D2F255C2E2C5D5C647B332C347D24</text:a></text:p>
          </table:table-cell>
        </table:table-row>
        <table:table-row table:style-name="ro1">
          <table:table-cell office:value-type="string">
            <text:p>Ics</text:p>
          </table:table-cell>
          <table:table-cell office:value-type="string">
            <text:p>IC1</text:p>
          </table:table-cell>
          <table:table-cell office:value-type="string">
            <text:p>4050D</text:p>
          </table:table-cell>
          <table:table-cell office:value-type="string">
            <text:p>8 in stock</text:p>
          </table:table-cell>
          <table:table-cell table:style-name="ce3" office:value-type="string">
            <text:p>483-6544</text:p>
          </table:table-cell>
          <table:table-cell office:value-type="string">
            <text:p><text:a xlink:href="http://dk.rs-online.com/web/p/buffer-og-line-driver-kombinationer/4836544/?searchTerm=483-6544&amp;relevancy-data=636F3D3126696E3D4931384E525353746F636B4E756D6265724D504E266C753D656E266D6D3D6D61746368616C6C26706D3D5E5C647B337D5B5C732D2F255C2E2C5D5C647B332C347D2426706F3D313426736E3D592673743D52535F53544F434B5F4E554D424552267573743D3438332D363534342677633D4E4F4E4526">http://dk.rs-online.com/web/p/buffer-og-line-driver-kombinationer/4836544/?searchTerm=483-6544&amp;relevancy-data=636F3D3126696E3D4931384E525353746F636B4E756D6265724D504E266C753D656E266D6D3D6D61746368616C6C26706D3D5E5C647B337D5B5C732D2F255C2E2C5D5C647B332C347</text:a></text:p>
          </table:table-cell>
        </table:table-row>
        <table:table-row table:style-name="ro1">
          <table:table-cell table:number-columns-repeated="4"/>
          <table:table-cell table:style-name="ce3"/>
          <table:table-cell/>
        </table:table-row>
        <table:table-row table:style-name="ro1">
          <table:table-cell/>
          <table:table-cell table:style-name="ce1" office:value-type="string">
            <text:p>PCB-CARDLOCK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Resistors</text:p>
          </table:table-cell>
          <table:table-cell office:value-type="string">
            <text:p>R1, R2</text:p>
          </table:table-cell>
          <table:table-cell office:value-type="string">
            <text:p>1k5</text:p>
          </table:table-cell>
          <table:table-cell office:value-type="string">
            <text:p>~100 in stock</text:p>
          </table:table-cell>
          <table:table-cell table:style-name="ce3" office:value-type="string">
            <text:p>740-8903</text:p>
          </table:table-cell>
          <table:table-cell office:value-type="string">
            <text:p><text:a xlink:href="http://dk.rs-online.com/web/p/overflademontering-faste-modstande/7408903/?searchTerm=740-8903&amp;relevancy-data=636F3D3126696E3D4931384E525353746F636B4E756D6265724D504E266C753D656E266D6D3D6D61746368616C6C26706D3D5E5C647B337D5B5C732D2F255C2E2C5D5C647B332C347D2426706F3D313426736E3D592673743D52535F53544F434B5F4E554D424552267573743D3734302D383930332677633D4E4F4E4526">http://dk.rs-online.com/web/p/overflademontering-faste-modstande/7408903/?searchTerm=740-8903&amp;relevancy-data=636F3D3126696E3D4931384E525353746F636B4E756D6265724D504E266C753D656E266D6D3D6D61746368616C6C26706D3D5E5C647B337D5B5C732D2F255C2E2C5D5C647B332C347D</text:a></text:p>
          </table:table-cell>
        </table:table-row>
        <table:table-row table:style-name="ro1">
          <table:table-cell/>
          <table:table-cell office:value-type="string">
            <text:p>R3, R4, R5, R18</text:p>
          </table:table-cell>
          <table:table-cell office:value-type="string">
            <text:p>270R</text:p>
          </table:table-cell>
          <table:table-cell office:value-type="string">
            <text:p>√</text:p>
          </table:table-cell>
          <table:table-cell table:style-name="ce3" office:value-type="string">
            <text:p>213-2193</text:p>
          </table:table-cell>
          <table:table-cell table:style-name="ce5" office:value-type="string">
            <text:p><text:span text:style-name="T1"><text:a xlink:href="http://dk.rs-online.com/web/p/overflademontering-faste-modstande/2132193/?searchTerm=213-2193&amp;relevancy-data=636F3D3126696E3D4931384E525353746F636B4E756D6265724D504E266C753D656E266D6D3D6D61746368616C6C26706D3D5E5C647B337D5B5C732D2F255C2E2C5D5C647B332C347D2426706F3D313426736E3D592673743D52535F53544F434B5F4E554D424552267573743D3231332D323139332677633D4E4F4E4526">http://dk.rs-online.com/web/p/overflademontering-faste-modstande/2132193/?searchTerm=213-2193&amp;relevancy-data=636F3D3126696E3D4931384E525353746F636B4E756D6265724D504E266C753D656E266D6D3D6D61746368616C6C26706D3D5E5C647B337D5B5C732D2F255C2E2C5D5C647B332C347D</text:a></text:span></text:p>
          </table:table-cell>
        </table:table-row>
        <table:table-row table:style-name="ro1">
          <table:table-cell office:value-type="string">
            <text:p>Capacitors</text:p>
          </table:table-cell>
          <table:table-cell office:value-type="string">
            <text:p>C1, C4, C5</text:p>
          </table:table-cell>
          <table:table-cell office:value-type="string">
            <text:p>100nF</text:p>
          </table:table-cell>
          <table:table-cell office:value-type="string">
            <text:p>√</text:p>
          </table:table-cell>
          <table:table-cell table:style-name="ce3" office:value-type="string">
            <text:p>698-3327</text:p>
          </table:table-cell>
          <table:table-cell office:value-type="string">
            <text:p><text:a xlink:href="http://dk.rs-online.com/web/p/keramiske-flerlags-kondensatorer/6983327/?searchTerm=698-3327&amp;relevancy-data=636F3D3126696E3D4931384E525353746F636B4E756D6265724D504E266C753D656E266D6D3D6D61746368616C6C26706D3D5E5C647B337D5B5C732D2F255C2E2C5D5C647B332C347D2426706F3D313426736E3D592673743D52535F53544F434B5F4E554D424552267573743D3639382D333332372677633D4E4F4E4526">http://dk.rs-online.com/web/p/keramiske-flerlags-kondensatorer/6983327/?searchTerm=698-3327&amp;relevancy-data=636F3D3126696E3D4931384E525353746F636B4E756D6265724D504E266C753D656E266D6D3D6D61746368616C6C26706D3D5E5C647B337D5B5C732D2F255C2E2C5D5C647B332C347D24</text:a></text:p>
          </table:table-cell>
        </table:table-row>
        <table:table-row table:style-name="ro1">
          <table:table-cell/>
          <table:table-cell office:value-type="string">
            <text:p>C3</text:p>
          </table:table-cell>
          <table:table-cell office:value-type="string">
            <text:p>10uF</text:p>
          </table:table-cell>
          <table:table-cell office:value-type="string">
            <text:p>√</text:p>
          </table:table-cell>
          <table:table-cell table:style-name="ce3" office:value-type="string">
            <text:p>723-6017</text:p>
          </table:table-cell>
          <table:table-cell table:style-name="ce5" office:value-type="string">
            <text:p><text:span text:style-name="T1"><text:a xlink:href="http://dk.rs-online.com/web/p/keramiske-flerlags-kondensatorer/7236017/?searchTerm=723-6017&amp;relevancy-data=636F3D3126696E3D4931384E525353746F636B4E756D6265724D504E266C753D656E266D6D3D6D61746368616C6C26706D3D5E5C647B337D5B5C732D2F255C2E2C5D5C647B332C347D2426706F3D313426736E3D592673743D52535F53544F434B5F4E554D424552267573743D3732332D363031372677633D4E4F4E4526">http://dk.rs-online.com/web/p/keramiske-flerlags-kondensatorer/7236017/?searchTerm=723-6017&amp;relevancy-data=636F3D3126696E3D4931384E525353746F636B4E756D6265724D504E266C753D656E266D6D3D6D61746368616C6C26706D3D5E5C647B337D5B5C732D2F255C2E2C5D5C647B332C347D24</text:a></text:span></text:p>
          </table:table-cell>
        </table:table-row>
        <table:table-row table:style-name="ro1">
          <table:table-cell/>
          <table:table-cell office:value-type="string">
            <text:p>C2</text:p>
          </table:table-cell>
          <table:table-cell office:value-type="string">
            <text:p>10uF/12V</text:p>
          </table:table-cell>
          <table:table-cell office:value-type="string">
            <text:p>buy!</text:p>
          </table:table-cell>
          <table:table-cell table:style-name="ce3" office:value-type="string">
            <text:p>723-6562</text:p>
          </table:table-cell>
          <table:table-cell/>
        </table:table-row>
        <table:table-row table:style-name="ro1">
          <table:table-cell office:value-type="string">
            <text:p>Ics</text:p>
          </table:table-cell>
          <table:table-cell office:value-type="string">
            <text:p>IC1</text:p>
          </table:table-cell>
          <table:table-cell office:value-type="string">
            <text:p>ULN2803A</text:p>
          </table:table-cell>
          <table:table-cell office:value-type="string">
            <text:p>√</text:p>
          </table:table-cell>
          <table:table-cell table:style-name="ce3" office:value-type="string">
            <text:p>646-6311</text:p>
          </table:table-cell>
          <table:table-cell office:value-type="string">
            <text:p><text:a xlink:href="http://dk.rs-online.com/web/p/darlington-transistorer/6466311/?searchTerm=646-6311&amp;relevancy-data=636F3D3126696E3D4931384E525353746F636B4E756D6265724D504E266C753D656E266D6D3D6D61746368616C6C26706D3D5E5C647B337D5B5C732D2F255C2E2C5D5C647B332C347D2426706F3D313426736E3D592673743D52535F53544F434B5F4E554D424552267573743D3634362D363331312677633D4E4F4E4526">http://dk.rs-online.com/web/p/darlington-transistorer/6466311/?searchTerm=646-6311&amp;relevancy-data=636F3D3126696E3D4931384E525353746F636B4E756D6265724D504E266C753D656E266D6D3D6D61746368616C6C26706D3D5E5C647B337D5B5C732D2F255C2E2C5D5C647B332C347D2426706F3D3</text:a></text:p>
          </table:table-cell>
        </table:table-row>
        <table:table-row table:style-name="ro1">
          <table:table-cell/>
          <table:table-cell office:value-type="string">
            <text:p>IC2, IC3</text:p>
          </table:table-cell>
          <table:table-cell office:value-type="string">
            <text:p>MCP23017SS</text:p>
          </table:table-cell>
          <table:table-cell office:value-type="string">
            <text:p>√</text:p>
          </table:table-cell>
          <table:table-cell table:style-name="ce3" office:value-type="string">
            <text:p>681-1128</text:p>
          </table:table-cell>
          <table:table-cell office:value-type="string">
            <text:p><text:a xlink:href="http://dk.rs-online.com/web/p/i-o-expandere/6811128/?searchTerm=681-1128&amp;relevancy-data=636F3D3126696E3D4931384E525353746F636B4E756D6265724D504E266C753D656E266D6D3D6D61746368616C6C26706D3D5E5C647B337D5B5C732D2F255C2E2C5D5C647B332C347D2426706F3D313426736E3D592673743D52535F53544F434B5F4E554D424552267573743D3638312D313132382677633D4E4F4E4526">http://dk.rs-online.com/web/p/i-o-expandere/6811128/?searchTerm=681-1128&amp;relevancy-data=636F3D3126696E3D4931384E525353746F636B4E756D6265724D504E266C753D656E266D6D3D6D61746368616C6C26706D3D5E5C647B337D5B5C732D2F255C2E2C5D5C647B332C347D2426706F3D313426736E3</text:a></text:p>
          </table:table-cell>
        </table:table-row>
        <table:table-row table:style-name="ro1">
          <table:table-cell/>
          <table:table-cell office:value-type="string">
            <text:p>OK1</text:p>
          </table:table-cell>
          <table:table-cell office:value-type="string">
            <text:p>LTV826S</text:p>
          </table:table-cell>
          <table:table-cell office:value-type="string">
            <text:p>√</text:p>
          </table:table-cell>
          <table:table-cell table:style-name="ce3" office:value-type="string">
            <text:p>691-2209</text:p>
          </table:table-cell>
          <table:table-cell table:style-name="ce5" office:value-type="string">
            <text:p><text:span text:style-name="T1"><text:a xlink:href="http://dk.rs-online.com/web/p/optoelektroniske-switches/6912209/?searchTerm=691-2209&amp;relevancy-data=636F3D3126696E3D4931384E525353746F636B4E756D6265724D504E266C753D656E266D6D3D6D61746368616C6C26706D3D5E5C647B337D5B5C732D2F255C2E2C5D5C647B332C347D2426706F3D313426736E3D592673743D52535F53544F434B5F4E554D424552267573743D3639312D323230392677633D4E4F4E4526">http://dk.rs-online.com/web/p/optoelektroniske-switches/6912209/?searchTerm=691-2209&amp;relevancy-data=636F3D3126696E3D4931384E525353746F636B4E756D6265724D504E266C753D656E266D6D3D6D61746368616C6C26706D3D5E5C647B337D5B5C732D2F255C2E2C5D5C647B332C347D2426706F3</text:a></text:span></text:p>
          </table:table-cell>
        </table:table-row>
        <table:table-row table:style-name="ro1">
          <table:table-cell office:value-type="string">
            <text:p>Relays</text:p>
          </table:table-cell>
          <table:table-cell office:value-type="string">
            <text:p>Relay1, Relay2</text:p>
          </table:table-cell>
          <table:table-cell office:value-type="string">
            <text:p>5VIM03</text:p>
          </table:table-cell>
          <table:table-cell office:value-type="string">
            <text:p>22 in stock</text:p>
          </table:table-cell>
          <table:table-cell table:style-name="ce3" office:value-type="string">
            <text:p>422-7029</text:p>
          </table:table-cell>
          <table:table-cell office:value-type="string">
            <text:p><text:a xlink:href="http://dk.rs-online.com/web/p/relaeer/4227029/?searchTerm=422-7029&amp;relevancy-data=636F3D3126696E3D4931384E525353746F636B4E756D6265724D504E266C753D656E266D6D3D6D61746368616C6C26706D3D5E5C647B337D5B5C732D2F255C2E2C5D5C647B332C347D2426706F3D313426736E3D592673743D52535F53544F434B5F4E554D424552267573743D3432322D373032392677633D4E4F4E4526">http://dk.rs-online.com/web/p/relaeer/4227029/?searchTerm=422-7029&amp;relevancy-data=636F3D3126696E3D4931384E525353746F636B4E756D6265724D504E266C753D656E266D6D3D6D61746368616C6C26706D3D5E5C647B337D5B5C732D2F255C2E2C5D5C647B332C347D2426706F3D313426736E3D59267</text:a></text:p>
          </table:table-cell>
        </table:table-row>
        <table:table-row table:style-name="ro1">
          <table:table-cell office:value-type="string">
            <text:p>Diodes</text:p>
          </table:table-cell>
          <table:table-cell office:value-type="string">
            <text:p>D1, D2, D3, D4, D5, D6</text:p>
          </table:table-cell>
          <table:table-cell office:value-type="string">
            <text:p>?</text:p>
          </table:table-cell>
          <table:table-cell office:value-type="string">
            <text:p>√</text:p>
          </table:table-cell>
          <table:table-cell table:style-name="ce3" office:value-type="string">
            <text:p>?</text:p>
          </table:table-cell>
          <table:table-cell/>
        </table:table-row>
        <table:table-row table:style-name="ro1">
          <table:table-cell office:value-type="string">
            <text:p>Leds</text:p>
          </table:table-cell>
          <table:table-cell office:value-type="string">
            <text:p>U$7</text:p>
          </table:table-cell>
          <table:table-cell office:value-type="string">
            <text:p>Bi-color LED</text:p>
          </table:table-cell>
          <table:table-cell office:value-type="string">
            <text:p>4 in stock</text:p>
          </table:table-cell>
          <table:table-cell table:style-name="ce3" office:value-type="string">
            <text:p>228-5764</text:p>
          </table:table-cell>
          <table:table-cell table:style-name="ce5" office:value-type="string">
            <text:p><text:span text:style-name="T1"><text:a xlink:href="http://dk.rs-online.com/web/p/lysdiode-led-med-synligt-lys/2285764/?searchTerm=228-5764&amp;relevancy-data=636F3D3126696E3D4931384E525353746F636B4E756D6265724D504E266C753D656E266D6D3D6D61746368616C6C26706D3D5E5C647B337D5B5C732D2F255C2E2C5D5C647B332C347D2426706F3D313426736E3D592673743D52535F53544F434B5F4E554D424552267573743D3232382D353736342677633D4E4F4E4526">http://dk.rs-online.com/web/p/lysdiode-led-med-synligt-lys/2285764/?searchTerm=228-5764&amp;relevancy-data=636F3D3126696E3D4931384E525353746F636B4E756D6265724D504E266C753D656E266D6D3D6D61746368616C6C26706D3D5E5C647B337D5B5C732D2F255C2E2C5D5C647B332C347D242670</text:a></text:span></text:p>
          </table:table-cell>
        </table:table-row>
        <table:table-row table:style-name="ro1">
          <table:table-cell office:value-type="string">
            <text:p>Buttons and switches</text:p>
          </table:table-cell>
          <table:table-cell office:value-type="string">
            <text:p>Reset button, angled</text:p>
          </table:table-cell>
          <table:table-cell/>
          <table:table-cell office:value-type="string">
            <text:p>10 in stock</text:p>
          </table:table-cell>
          <table:table-cell table:style-name="ce3" office:value-type="string">
            <text:p>734-6811</text:p>
          </table:table-cell>
          <table:table-cell office:value-type="string">
            <text:p><text:a xlink:href="http://dk.rs-online.com/web/p/trykknapafbrydere-og-trykknapomskiftere/7346811/?searchTerm=734-6811&amp;relevancy-data=636F3D3126696E3D4931384E525353746F636B4E756D6265724D504E266C753D656E266D6D3D6D61746368616C6C26706D3D5E5C647B337D5B5C732D2F255C2E2C5D5C647B332C347D2426706F3D313426736E3D592673743D52535F53544F434B5F4E554D424552267573743D3733342D363831312677633D4E4F4E4526">http://dk.rs-online.com/web/p/trykknapafbrydere-og-trykknapomskiftere/7346811/?searchTerm=734-6811&amp;relevancy-data=636F3D3126696E3D4931384E525353746F636B4E756D6265724D504E266C753D656E266D6D3D6D61746368616C6C26706D3D5E5C647B337D5B5C732D2F255C2E2C5D5C647B332</text:a></text:p>
          </table:table-cell>
        </table:table-row>
        <table:table-row table:style-name="ro1">
          <table:table-cell office:value-type="string">
            <text:p>Others</text:p>
          </table:table-cell>
          <table:table-cell office:value-type="string">
            <text:p>SG1</text:p>
          </table:table-cell>
          <table:table-cell office:value-type="string">
            <text:p>Buzzer</text:p>
          </table:table-cell>
          <table:table-cell office:value-type="string">
            <text:p>8 in stock</text:p>
          </table:table-cell>
          <table:table-cell table:style-name="ce3" office:value-type="string">
            <text:p>771-6917</text:p>
          </table:table-cell>
          <table:table-cell office:value-type="string">
            <text:p><text:a xlink:href="http://dk.rs-online.com/web/p/piezo-buzzer-komponenter/7716917/?searchTerm=7716917&amp;relevancy-data=636F3D3126696E3D4931384E525353746F636B4E756D6265724D504E266C753D656E266D6D3D6D61746368616C6C26706D3D5E5C647B367D247C5E5C647B377D247C5E5C647B31307D2426706F3D313426736E3D592673743D52535F53544F434B5F4E554D424552267573743D373731363931372677633D4E4F4E4526">http://dk.rs-online.com/web/p/piezo-buzzer-komponenter/7716917/?searchTerm=7716917&amp;relevancy-data=636F3D3126696E3D4931384E525353746F636B4E756D6265724D504E266C753D656E266D6D3D6D61746368616C6C26706D3D5E5C647B367D247C5E5C647B377D247C5E5C647B31307D2426706F3D3</text:a></text:p>
          </table:table-cell>
        </table:table-row>
        <table:table-row table:style-name="ro1">
          <table:table-cell office:value-type="string">
            <text:p>Buttons and switches</text:p>
          </table:table-cell>
          <table:table-cell office:value-type="string">
            <text:p>U$4</text:p>
          </table:table-cell>
          <table:table-cell office:value-type="string">
            <text:p>Navigation switch</text:p>
          </table:table-cell>
          <table:table-cell office:value-type="string">
            <text:p>3 in stock</text:p>
          </table:table-cell>
          <table:table-cell table:style-name="ce3" office:value-type="float" office:value="516316">
            <text:p>516316</text:p>
          </table:table-cell>
          <table:table-cell table:style-name="ce5" office:value-type="string">
            <text:p><text:span text:style-name="T1"><text:a xlink:href="http://dk.rs-online.com/web/p/joystick-switche/0516316/?searchTerm=516316&amp;relevancy-data=636F3D3126696E3D4931384E525353746F636B4E756D6265724D504E266C753D656E266D6D3D6D61746368616C6C26706D3D5E5C647B367D247C5E5C647B377D247C5E5C647B31307D2426706F3D313426736E3D592673743D52535F53544F434B5F4E554D424552267573743D3531363331362677633D4E4F4E4526">http://dk.rs-online.com/web/p/joystick-switche/0516316/?searchTerm=516316&amp;relevancy-data=636F3D3126696E3D4931384E525353746F636B4E756D6265724D504E266C753D656E266D6D3D6D61746368616C6C26706D3D5E5C647B367D247C5E5C647B377D247C5E5C647B31307D2426706F3D313426736E</text:a></text:span></text:p>
          </table:table-cell>
        </table:table-row>
        <table:table-row table:style-name="ro1">
          <table:table-cell office:value-type="string">
            <text:p>Connectors</text:p>
          </table:table-cell>
          <table:table-cell office:value-type="string">
            <text:p>M04X2</text:p>
          </table:table-cell>
          <table:table-cell office:value-type="string">
            <text:p>Analog Detect</text:p>
          </table:table-cell>
          <table:table-cell office:value-type="string">
            <text:p>20 in stock</text:p>
          </table:table-cell>
          <table:table-cell table:style-name="ce3" office:value-type="string">
            <text:p>673-7587</text:p>
          </table:table-cell>
          <table:table-cell office:value-type="string">
            <text:p><text:a xlink:href="http://dk.rs-online.com/web/p/printstiftlister/6737587/?searchTerm=673-7587&amp;relevancy-data=636F3D3126696E3D4931384E525353746F636B4E756D6265724D504E266C753D656E266D6D3D6D61746368616C6C26706D3D5E5C647B337D5B5C732D2F255C2E2C5D5C647B332C347D2426706F3D313426736E3D592673743D52535F53544F434B5F4E554D424552267573743D3637332D373538372677633D4E4F4E4526">http://dk.rs-online.com/web/p/printstiftlister/6737587/?searchTerm=673-7587&amp;relevancy-data=636F3D3126696E3D4931384E525353746F636B4E756D6265724D504E266C753D656E266D6D3D6D61746368616C6C26706D3D5E5C647B337D5B5C732D2F255C2E2C5D5C647B332C347D2426706F3D31342673</text:a></text:p>
          </table:table-cell>
        </table:table-row>
        <table:table-row table:style-name="ro1">
          <table:table-cell/>
          <table:table-cell office:value-type="string">
            <text:p>J2</text:p>
          </table:table-cell>
          <table:table-cell office:value-type="string">
            <text:p>Temp/Hum sensor connector</text:p>
          </table:table-cell>
          <table:table-cell office:value-type="string">
            <text:p>90 in stock</text:p>
          </table:table-cell>
          <table:table-cell table:style-name="ce3"/>
          <table:table-cell office:value-type="string">
            <text:p><text:a xlink:href="http://www.seeedstudio.com/depot/grove-universal-4-pin-connector-p-789.html?cPath=44_80">http://www.seeedstudio.com/depot/grove-universal-4-pin-connector-p-789.html?cPath=44_80</text:a></text:p>
          </table:table-cell>
        </table:table-row>
        <table:table-row table:style-name="ro1">
          <table:table-cell/>
          <table:table-cell office:value-type="string">
            <text:p>X1, X2</text:p>
          </table:table-cell>
          <table:table-cell office:value-type="string">
            <text:p>MSTVB53.5MM</text:p>
          </table:table-cell>
          <table:table-cell office:value-type="string">
            <text:p>7 in stock</text:p>
          </table:table-cell>
          <table:table-cell table:style-name="ce3" office:value-type="float" office:value="3704841">
            <text:p>3704841</text:p>
          </table:table-cell>
          <table:table-cell office:value-type="string">
            <text:p><text:a xlink:href="http://dk.farnell.com/phoenix-contact/1843635/header-vertical-3-5mm-5way/dp/3704841?Ntt=3704841">http://dk.farnell.com/phoenix-contact/1843635/header-vertical-3-5mm-5way/dp/3704841?Ntt=3704841</text:a></text:p>
          </table:table-cell>
        </table:table-row>
        <table:table-row table:style-name="ro1">
          <table:table-cell/>
          <table:table-cell office:value-type="string">
            <text:p>X1 plug, X2 plug</text:p>
          </table:table-cell>
          <table:table-cell/>
          <table:table-cell office:value-type="string">
            <text:p>4 in stock</text:p>
          </table:table-cell>
          <table:table-cell table:style-name="ce3" office:value-type="float" office:value="5089189">
            <text:p>5089189</text:p>
          </table:table-cell>
          <table:table-cell table:style-name="ce5" office:value-type="string">
            <text:p><text:span text:style-name="T1"><text:a xlink:href="http://dk.farnell.com/phoenix-contact/mcvw-1-5-5-st-3-5/plug-free-r-a-3-5mm-5way/dp/5089189?Ntt=5089189">http://dk.farnell.com/phoenix-contact/mcvw-1-5-5-st-3-5/plug-free-r-a-3-5mm-5way/dp/5089189?Ntt=5089189</text:a></text:span></text:p>
          </table:table-cell>
        </table:table-row>
        <table:table-row table:style-name="ro1">
          <table:table-cell/>
          <table:table-cell office:value-type="string">
            <text:p>X3</text:p>
          </table:table-cell>
          <table:table-cell office:value-type="string">
            <text:p>MSTVB23.5MM</text:p>
          </table:table-cell>
          <table:table-cell office:value-type="string">
            <text:p>3 in stock</text:p>
          </table:table-cell>
          <table:table-cell table:style-name="ce3" office:value-type="float" office:value="3704816">
            <text:p>3704816</text:p>
          </table:table-cell>
          <table:table-cell table:style-name="ce5" office:value-type="string">
            <text:p><text:span text:style-name="T1"><text:a xlink:href="http://dk.farnell.com/jsp/search/productdetail.jsp?SKU=3704816">http://dk.farnell.com/jsp/search/productdetail.jsp?SKU=3704816</text:a></text:span></text:p>
          </table:table-cell>
        </table:table-row>
        <table:table-row table:style-name="ro1">
          <table:table-cell/>
          <table:table-cell office:value-type="string">
            <text:p>X3 plug</text:p>
          </table:table-cell>
          <table:table-cell/>
          <table:table-cell office:value-type="string">
            <text:p>4 in stock</text:p>
          </table:table-cell>
          <table:table-cell table:style-name="ce3" office:value-type="float" office:value="5089153">
            <text:p>5089153</text:p>
          </table:table-cell>
          <table:table-cell office:value-type="string">
            <text:p><text:a xlink:href="http://dk.farnell.com/jsp/search/productdetail.jsp?SKU=5089153">http://dk.farnell.com/jsp/search/productdetail.jsp?SKU=5089153</text:a></text:p>
          </table:table-cell>
        </table:table-row>
        <table:table-row table:style-name="ro1">
          <table:table-cell/>
          <table:table-cell office:value-type="string">
            <text:p>JP5</text:p>
          </table:table-cell>
          <table:table-cell office:value-type="string">
            <text:p>36 Header Post, single (sidelooking)</text:p>
          </table:table-cell>
          <table:table-cell office:value-type="string">
            <text:p>...</text:p>
          </table:table-cell>
          <table:table-cell table:style-name="ce3" office:value-type="string">
            <text:p>251-8452</text:p>
          </table:table-cell>
          <table:table-cell office:value-type="string">
            <text:p><text:a xlink:href="http://dk.rs-online.com/web/p/printstiftlister/2518452/?searchTerm=251-8452&amp;relevancy-data=636F3D3126696E3D4931384E525353746F636B4E756D6265724D504E266C753D656E266D6D3D6D61746368616C6C26706D3D5E5C647B337D5B5C732D2F255C2E2C5D5C647B332C347D2426706F3D313426736E3D592673743D52535F53544F434B5F4E554D424552267573743D3235312D383435322677633D4E4F4E4526">http://dk.rs-online.com/web/p/printstiftlister/2518452/?searchTerm=251-8452&amp;relevancy-data=636F3D3126696E3D4931384E525353746F636B4E756D6265724D504E266C753D656E266D6D3D6D61746368616C6C26706D3D5E5C647B337D5B5C732D2F255C2E2C5D5C647B332C347D2426706F3D31342673</text:a></text:p>
          </table:table-cell>
        </table:table-row>
        <table:table-row table:style-name="ro1">
          <table:table-cell/>
          <table:table-cell office:value-type="string">
            <text:p>JP3, JP9, Arduino headers</text:p>
          </table:table-cell>
          <table:table-cell office:value-type="string">
            <text:p>36 Header Post, single (7top,3below)</text:p>
          </table:table-cell>
          <table:table-cell office:value-type="string">
            <text:p>...</text:p>
          </table:table-cell>
          <table:table-cell table:style-name="ce3" office:value-type="string">
            <text:p>251-8632</text:p>
          </table:table-cell>
          <table:table-cell office:value-type="string">
            <text:p><text:a xlink:href="http://dk.rs-online.com/web/p/printstiftlister/2518632/?searchTerm=251-8632&amp;relevancy-data=636F3D3126696E3D4931384E525353746F636B4E756D6265724D504E266C753D656E266D6D3D6D61746368616C6C26706D3D5E5C647B337D5B5C732D2F255C2E2C5D5C647B332C347D2426706F3D313426736E3D592673743D52535F53544F434B5F4E554D424552267573743D3235312D383633322677633D4E4F4E4526">http://dk.rs-online.com/web/p/printstiftlister/2518632/?searchTerm=251-8632&amp;relevancy-data=636F3D3126696E3D4931384E525353746F636B4E756D6265724D504E266C753D656E266D6D3D6D61746368616C6C26706D3D5E5C647B337D5B5C732D2F255C2E2C5D5C647B332C347D2426706F3D31342673</text:a></text:p>
          </table:table-cell>
        </table:table-row>
        <table:table-row table:style-name="ro1">
          <table:table-cell/>
          <table:table-cell office:value-type="string">
            <text:p>U$12, U$13</text:p>
          </table:table-cell>
          <table:table-cell office:value-type="string">
            <text:p>M04X2</text:p>
          </table:table-cell>
          <table:table-cell office:value-type="string">
            <text:p>same as Analog Detect</text:p>
          </table:table-cell>
          <table:table-cell table:style-name="ce3" office:value-type="string">
            <text:p>251-8648</text:p>
          </table:table-cell>
          <table:table-cell office:value-type="string">
            <text:p><text:a xlink:href="http://dk.rs-online.com/web/p/printstiftlister/2518648/?searchTerm=251-8648&amp;relevancy-data=636F3D3126696E3D4931384E525353746F636B4E756D6265724D504E266C753D656E266D6D3D6D61746368616C6C26706D3D5E5C647B337D5B5C732D2F255C2E2C5D5C647B332C347D2426706F3D313426736E3D592673743D52535F53544F434B5F4E554D424552267573743D3235312D383634382677633D4E4F4E4526">http://dk.rs-online.com/web/p/printstiftlister/2518648/?searchTerm=251-8648&amp;relevancy-data=636F3D3126696E3D4931384E525353746F636B4E756D6265724D504E266C753D656E266D6D3D6D61746368616C6C26706D3D5E5C647B337D5B5C732D2F255C2E2C5D5C647B332C347D2426706F3D31342673</text:a></text:p>
          </table:table-cell>
        </table:table-row>
        <table:table-row table:style-name="ro1">
          <table:table-cell office:value-type="string">
            <text:p>Others</text:p>
          </table:table-cell>
          <table:table-cell office:value-type="string">
            <text:p>RFID</text:p>
          </table:table-cell>
          <table:table-cell/>
          <table:table-cell office:value-type="string">
            <text:p>3 in stock</text:p>
          </table:table-cell>
          <table:table-cell/>
          <table:table-cell office:value-type="string">
            <text:p><text:a xlink:href="http://www.seeedstudio.com/depot/1356mhz-rfid-module-iosiec-14443-type-a-p-196.html?cPath=19_24">http://www.seeedstudio.com/depot/1356mhz-rfid-module-iosiec-14443-type-a-p-196.html?cPath=19_24</text:a></text:p>
          </table:table-cell>
        </table:table-row>
        <table:table-row table:style-name="ro1">
          <table:table-cell office:value-type="string">
            <text:p>Arduinos</text:p>
          </table:table-cell>
          <table:table-cell office:value-type="string">
            <text:p>Arduino Ethernet</text:p>
          </table:table-cell>
          <table:table-cell/>
          <table:table-cell office:value-type="string">
            <text:p>buy!</text:p>
          </table:table-cell>
          <table:table-cell table:style-name="ce3" office:value-type="string">
            <text:p>769-7402</text:p>
          </table:table-cell>
          <table:table-cell office:value-type="string">
            <text:p><text:a xlink:href="http://dk.rs-online.com/web/p/processor-og-mikrocontroller-udviklingssaet/7697402/?searchTerm=769-7402&amp;relevancy-data=636F3D3126696E3D4931384E525353746F636B4E756D6265724D504E266C753D656E266D6D3D6D61746368616C6C26706D3D5E5C647B337D5B5C732D2F255C2E2C5D5C647B332C347D2426706F3D313426736E3D592673743D52535F53544F434B5F4E554D424552267573743D3736392D373430322677633D4E4F4E4526">http://dk.rs-online.com/web/p/processor-og-mikrocontroller-udviklingssaet/7697402/?searchTerm=769-7402&amp;relevancy-data=636F3D3126696E3D4931384E525353746F636B4E756D6265724D504E266C753D656E266D6D3D6D61746368616C6C26706D3D5E5C647B337D5B5C732D2F255C2E2C5D5C647</text:a></text:p>
          </table:table-cell>
        </table:table-row>
        <table:table-row table:style-name="ro1">
          <table:table-cell office:value-type="string">
            <text:p>Others</text:p>
          </table:table-cell>
          <table:table-cell office:value-type="string">
            <text:p>Temperature Hum Sensor</text:p>
          </table:table-cell>
          <table:table-cell/>
          <table:table-cell office:value-type="string">
            <text:p>2 in stock</text:p>
          </table:table-cell>
          <table:table-cell/>
          <table:table-cell office:value-type="string">
            <text:p><text:a xlink:href="http://www.seeedstudio.com/depot/grove-temperaturehumidity-sensor-pro-p-838.html?cPath=25_27">http://www.seeedstudio.com/depot/grove-temperaturehumidity-sensor-pro-p-838.html?cPath=25_27</text:a></text:p>
          </table:table-cell>
        </table:table-row>
        <table:table-row table:style-name="ro1">
          <table:table-cell office:value-type="string">
            <text:p>Wires</text:p>
          </table:table-cell>
          <table:table-cell office:value-type="string">
            <text:p>50cm wires</text:p>
          </table:table-cell>
          <table:table-cell/>
          <table:table-cell office:value-type="string">
            <text:p>10 in stock</text:p>
          </table:table-cell>
          <table:table-cell/>
          <table:table-cell office:value-type="string">
            <text:p><text:a xlink:href="http://www.seeedstudio.com/depot/grove-universal-4-pin-buckled-50cm-cable-5-pcs-pack-p-928.html?cPath=98_106_57">http://www.seeedstudio.com/depot/grove-universal-4-pin-buckled-50cm-cable-5-pcs-pack-p-928.html?cPath=98_106_57</text:a></text:p>
          </table:table-cell>
        </table:table-row>
        <table:table-row table:style-name="ro1">
          <table:table-cell office:value-type="string">
            <text:p>Boxes</text:p>
          </table:table-cell>
          <table:table-cell office:value-type="string">
            <text:p>Hammond Box</text:p>
          </table:table-cell>
          <table:table-cell/>
          <table:table-cell office:value-type="string">
            <text:p>6 in stock</text:p>
          </table:table-cell>
          <table:table-cell table:style-name="ce3" office:value-type="string">
            <text:p>773-2953</text:p>
          </table:table-cell>
          <table:table-cell office:value-type="string">
            <text:p><text:a xlink:href="http://dk.rs-online.com/web/p/kabinetter-allround/7732953/?searchTerm=773-2953&amp;relevancy-data=636F3D3126696E3D4931384E525353746F636B4E756D6265724D504E266C753D656E266D6D3D6D61746368616C6C26706D3D5E5C647B337D5B5C732D2F255C2E2C5D5C647B332C347D2426706F3D313426736E3D592673743D52535F53544F434B5F4E554D424552267573743D3737332D323935332677633D4E4F4E4526">http://dk.rs-online.com/web/p/kabinetter-allround/7732953/?searchTerm=773-2953&amp;relevancy-data=636F3D3126696E3D4931384E525353746F636B4E756D6265724D504E266C753D656E266D6D3D6D61746368616C6C26706D3D5E5C647B337D5B5C732D2F255C2E2C5D5C647B332C347D2426706F3D31342</text:a></text:p>
          </table:table-cell>
        </table:table-row>
        <table:table-row table:style-name="ro1">
          <table:table-cell office:value-type="string">
            <text:p>Schaeffer stuff</text:p>
          </table:table-cell>
          <table:table-cell office:value-type="string">
            <text:p>Shaeffer alumini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haeffer plastics</text:p>
          </table:table-cell>
          <table:table-cell table:number-columns-repeated="4"/>
        </table:table-row>
        <table:table-row table:style-name="ro1" table:number-rows-repeated="10485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.B14:Sheet1.F3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11-11-2013</text:date>, <text:time>13:5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orgi Yankov</meta:initial-creator>
    <meta:creation-date>2013-11-06T10:01:49</meta:creation-date>
    <meta:generator>NeoOffice/3.3$Unix OpenOffice.org_project/Patch 0</meta:generator>
    <dc:date>2013-11-11T13:58:04</dc:date>
    <meta:editing-duration>PT02H45M08S</meta:editing-duration>
    <meta:editing-cycles>21</meta:editing-cycles>
    <meta:document-statistic meta:table-count="3" meta:cell-count="195" meta:object-count="0"/>
  </office:meta>
</office:document-meta>
</file>